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2">
      <style:text-properties style:use-window-font-color="true" officeooo:paragraph-rsid="0014f731"/>
    </style:style>
    <style:style style:name="P2" style:family="paragraph" style:parent-style-name="Heading_20_2">
      <style:text-properties officeooo:paragraph-rsid="0014f731"/>
    </style:style>
    <style:style style:name="P3" style:family="paragraph" style:parent-style-name="Standard">
      <style:text-properties officeooo:paragraph-rsid="0014f731"/>
    </style:style>
    <style:style style:name="P4" style:family="paragraph" style:parent-style-name="Standard">
      <style:paragraph-properties fo:margin-left="0.635cm" fo:margin-right="0cm" fo:line-height="100%" fo:text-indent="0cm" style:auto-text-indent="false"/>
      <style:text-properties officeooo:paragraph-rsid="0014f731"/>
    </style:style>
    <style:style style:name="P5" style:family="paragraph" style:parent-style-name="Standard">
      <style:paragraph-properties fo:margin-left="0.635cm" fo:margin-right="0cm" fo:text-indent="0cm" style:auto-text-indent="false"/>
      <style:text-properties officeooo:paragraph-rsid="0014f731"/>
    </style:style>
    <style:style style:name="P6" style:family="paragraph" style:parent-style-name="Standard" style:master-page-name="Standard">
      <style:paragraph-properties fo:margin-left="0.635cm" fo:margin-right="0cm" fo:line-height="100%" fo:text-indent="0cm" style:auto-text-indent="false" style:page-number="auto"/>
      <style:text-properties officeooo:paragraph-rsid="0014f731"/>
    </style:style>
    <style:style style:name="T1" style:family="text">
      <style:text-properties fo:color="#7030a0" fo:font-weight="bold" style:font-weight-asian="bold" style:font-weight-complex="bold"/>
    </style:style>
    <style:style style:name="T2" style:family="text">
      <style:text-properties fo:color="#7030a0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font-weight="bold" style:font-weight-asian="bold"/>
    </style:style>
    <style:style style:name="T5" style:family="text">
      <style:text-properties fo:color="#ff0000"/>
    </style:style>
    <style:style style:name="T6" style:family="text">
      <style:text-properties officeooo:rsid="0014f7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Student (</text:span><text:span text:style-name="T2">StdNo</text:span><text:span text:style-name="T1">, StdName, StdEmail, StdAddress, StdCity, StdState, StdZip )</text:span></text:p>
      <text:p text:style-name="P5"><text:span text:style-name="T1">Lender(</text:span><text:span text:style-name="T2">LenderNo</text:span><text:span text:style-name="T1">, LenderName)</text:span></text:p>
      <text:p text:style-name="P5"><text:span text:style-name="T1">Institution(</text:span><text:span text:style-name="T2">InstNo</text:span><text:span text:style-name="T1">, InstName, InstMascot)</text:span></text:p>
      <text:h text:style-name="P1" text:outline-level="2"/>
      <text:h text:style-name="P2" text:outline-level="2"><text:span text:style-name="T3">Answer:</text:span></text:h>
      <text:p text:style-name="P3"><text:span text:style-name="T3"/></text:p>
      <text:p text:style-name="P4"><text:span text:style-name="T4">Student</text:span> (<text:span text:style-name="T5">StdNo</text:span>, StdName, StdEmail, StdAddress, StdCity, StdState, StdZip )</text:p>
      <text:p text:style-name="P4"><text:span text:style-name="T4"><text:tab/></text:span>UNIQUE(StdEmail)</text:p>
      <text:p text:style-name="P4"/>
      <text:p text:style-name="P4">-<text:span text:style-name="T6">&gt;</text:span> In the Student table, StdEmail is unique, violate BCNF</text:p>
      <text:p text:style-name="P4"/>
      <text:p text:style-name="P5"><text:span text:style-name="T4">Lender</text:span>(<text:span text:style-name="T5">LenderNo</text:span>, LenderName)</text:p>
      <text:p text:style-name="P5"><text:span text:style-name="T4"><text:tab/></text:span>UNIQUE(LenderName)</text:p>
      <text:p text:style-name="P5"/>
      <text:p text:style-name="P5">-<text:span text:style-name="T6">&gt; </text:span>In the Lender table, LenderName is unique</text:p>
      <text:p text:style-name="P5"/>
      <text:p text:style-name="P5"><text:span text:style-name="T4">Institution</text:span>(<text:span text:style-name="T5">InstNo</text:span>, InstName, InstMascot)</text:p>
      <text:p text:style-name="P5"><text:tab/>UNIQUE(InstName)</text:p>
      <text:p text:style-name="P5"/>
      <text:p text:style-name="P5">-<text:span text:style-name="T6">&gt;</text:span> <text:s/>In the Institution table, InstName is unique, <text:s/>violate BCNF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宋体" style:font-family-asian="宋体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0:14:54.315534502</meta:creation-date>
    <dc:date>2022-02-17T20:18:22.219224423</dc:date>
    <meta:editing-duration>PT3M31S</meta:editing-duration>
    <meta:editing-cycles>1</meta:editing-cycles>
    <meta:document-statistic meta:table-count="0" meta:image-count="0" meta:object-count="0" meta:page-count="1" meta:paragraph-count="13" meta:word-count="60" meta:character-count="510" meta:non-whitespace-character-count="458"/>
    <meta:generator>LibreOffice/6.4.7.2$Linux_X86_64 LibreOffice_project/40$Build-2</meta:generator>
  </office:meta>
</office:document-meta>
</file>